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3" meta:character-count="14" meta:non-whitespace-character-count="12"/>
    <meta:generator>Pandoc</meta:generator>
  </office:meta>
</office:document-meta>
</file>